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opacity="0%" draw:textarea-horizontal-align="center" draw:textarea-vertical-align="middle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8cm" fo:min-width="0.684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399cm" fo:min-width="9.399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79cm" fo:min-width="9.6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9cm" fo:min-width="9.3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1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37.75cm" fo:min-width="25.7cm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/>
    </style:style>
    <style:style style:name="gr14" style:family="graphic" style:parent-style-name="standard">
      <style:graphic-properties draw:stroke="none" svg:stroke-color="#000000" draw:fill="none" draw:fill-color="#ffffff" fo:min-height="0.254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fo:min-height="0.0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fo:min-height="2.432cm"/>
    </style:style>
    <style:style style:name="P1" style:family="paragraph">
      <loext:graphic-properties draw:fill="none" draw:fill-color="#e6e6e6"/>
      <style:paragraph-properties fo:text-align="center"/>
      <style:text-properties fo:color="#e6e6e6" fo:font-size="18pt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7.2cm" svg:height="39cm" svg:x="1cm" svg:y="0.5cm">
          <text:p/>
        </draw:rect>
        <draw:rect draw:style-name="gr2" draw:text-style-name="P2" draw:layer="layout" svg:width="27.2cm" svg:height="2cm" svg:x="1cm" svg:y="39.5cm">
          <text:p/>
        </draw:rect>
        <draw:line draw:style-name="gr3" draw:text-style-name="P3" draw:layer="layout" svg:x1="3cm" svg:y1="39.5cm" svg:x2="3cm" svg:y2="41.5cm">
          <text:p/>
        </draw:line>
        <draw:line draw:style-name="gr3" draw:text-style-name="P3" draw:layer="layout" svg:x1="9.8cm" svg:y1="39.5cm" svg:x2="9.8cm" svg:y2="41.5cm">
          <text:p/>
        </draw:line>
        <draw:g>
          <draw:frame draw:style-name="gr4" draw:text-style-name="P4" draw:layer="layout" svg:width="1.184cm" svg:height="0.53cm" svg:x="19.967cm" svg:y="39.5cm">
            <draw:text-box>
              <text:p><text:span text:style-name="T1">Scale:</text:span></text:p>
            </draw:text-box>
          </draw:frame>
          <draw:frame draw:style-name="gr5" draw:text-style-name="P4" draw:layer="layout" svg:width="1.086cm" svg:height="0.53cm" svg:x="19.905cm" svg:y="40.5cm">
            <draw:text-box>
              <text:p><text:span text:style-name="T1">Date:</text:span></text:p>
            </draw:text-box>
          </draw:frame>
          <draw:line draw:style-name="gr3" draw:text-style-name="P3" draw:layer="layout" svg:x1="19.9cm" svg:y1="39.5cm" svg:x2="19.9cm" svg:y2="41.5cm">
            <text:p/>
          </draw:line>
          <draw:line draw:style-name="gr3" draw:text-style-name="P3" draw:layer="layout" svg:x1="19.9cm" svg:y1="40.5cm" svg:x2="22.3cm" svg:y2="40.5cm">
            <text:p/>
          </draw:line>
          <draw:line draw:style-name="gr3" draw:text-style-name="P3" draw:layer="layout" svg:x1="22.3cm" svg:y1="39.5cm" svg:x2="22.3cm" svg:y2="41.5cm">
            <text:p/>
          </draw:line>
        </draw:g>
        <draw:frame draw:name="comment1" draw:style-name="gr6" draw:text-style-name="P5" draw:layer="printed_elements" svg:width="9.899cm" svg:height="0.649cm" svg:x="9.901cm" svg:y="40.201cm">
          <draw:text-box>
            <text:p><text:span text:style-name="T2">comment1</text:span></text:p>
          </draw:text-box>
        </draw:frame>
        <draw:frame draw:name="title" draw:style-name="gr7" draw:text-style-name="P6" draw:layer="printed_elements" svg:width="10.1cm" svg:height="0.729cm" svg:x="9.8cm" svg:y="39.548cm">
          <draw:text-box>
            <text:p><text:span text:style-name="T3">title</text:span></text:p>
          </draw:text-box>
        </draw:frame>
        <draw:frame draw:name="comment2" draw:style-name="gr8" draw:text-style-name="P5" draw:layer="printed_elements" svg:width="9.898cm" svg:height="0.649cm" svg:x="9.902cm" svg:y="40.802cm">
          <draw:text-box>
            <text:p><text:span text:style-name="T2">comment2</text:span></text:p>
          </draw:text-box>
        </draw:frame>
        <draw:frame draw:name="scale" draw:style-name="gr9" draw:text-style-name="P7" draw:layer="printed_elements" svg:width="2.5cm" svg:height="0.729cm" svg:x="20cm" svg:y="39.808cm">
          <draw:text-box>
            <text:p><text:span text:style-name="T4">scale</text:span></text:p>
          </draw:text-box>
        </draw:frame>
        <draw:frame draw:name="date" draw:style-name="gr9" draw:text-style-name="P7" draw:layer="printed_elements" svg:width="2.5cm" svg:height="0.729cm" svg:x="20cm" svg:y="40.809cm">
          <draw:text-box>
            <text:p><text:span text:style-name="T4">date</text:span></text:p>
          </draw:text-box>
        </draw:frame>
        <draw:custom-shape draw:name="northarrow" draw:style-name="gr10" draw:text-style-name="P3" draw:layer="printed_elements" svg:width="1.6cm" svg:height="1.6cm" svg:x="1.2cm" svg:y="39.7cm">
          <text:p/>
          <draw:enhanced-geometry svg:viewBox="0 0 21600 21600" draw:type="rectangle" draw:enhanced-path="M 0 0 L 21600 0 21600 21600 0 21600 0 0 Z N"/>
        </draw:custom-shape>
        <draw:custom-shape draw:name="map" draw:style-name="gr11" draw:text-style-name="P3" draw:layer="printed_elements" svg:width="26.2cm" svg:height="38cm" svg:x="1.499cm" svg:y="0.999cm">
          <text:p/>
          <draw:enhanced-geometry svg:viewBox="0 0 21600 21600" draw:type="rectangle" draw:enhanced-path="M 0 0 L 21600 0 21600 21600 0 21600 0 0 Z N"/>
        </draw:custom-shape>
        <draw:custom-shape draw:name="scalebar" draw:style-name="gr12" draw:text-style-name="P3" draw:layer="printed_elements" svg:width="5cm" svg:height="0.5cm" svg:x="22.224cm" svg:y="38.231cm">
          <text:p/>
          <draw:enhanced-geometry svg:viewBox="0 0 21600 21600" draw:type="rectangle" draw:enhanced-path="M 0 0 L 21600 0 21600 21600 0 21600 0 0 Z N"/>
        </draw:custom-shape>
        <draw:frame draw:name="extent_ll_x" draw:style-name="gr13" draw:text-style-name="P8" draw:layer="printed_elements" svg:width="0.445cm" svg:height="2.993cm" svg:x="1.005cm" svg:y="35.979cm">
          <draw:text-box>
            <text:p><text:span text:style-name="T5">extent_ll_</text:span><text:span text:style-name="T6">x</text:span></text:p>
          </draw:text-box>
        </draw:frame>
        <draw:frame draw:name="extent_ll_y" draw:style-name="gr14" draw:text-style-name="P9" draw:layer="printed_elements" svg:width="1.554cm" svg:height="0.504cm" svg:x="1.5cm" svg:y="39cm">
          <draw:text-box>
            <text:p><text:span text:style-name="T5">extent_ll_y</text:span></text:p>
          </draw:text-box>
        </draw:frame>
        <draw:frame draw:name="extent_ur_y" draw:style-name="gr15" draw:text-style-name="P9" draw:layer="printed_elements" svg:width="1.67cm" svg:height="0.493cm" svg:x="26.4cm" svg:y="0.521cm">
          <draw:text-box>
            <text:p><text:span text:style-name="T5">extent_ur_y</text:span></text:p>
          </draw:text-box>
        </draw:frame>
        <draw:frame draw:name="extent_ur_x" draw:style-name="gr16" draw:text-style-name="P8" draw:layer="printed_elements" svg:width="0.361cm" svg:height="2.993cm" svg:x="27.789cm" svg:y="1cm">
          <draw:text-box>
            <text:p><text:span text:style-name="T5">extent_ur_</text:span><text:span text:style-name="T6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5-07-27T14:14:38.379429408</dc:date>
    <meta:editing-duration>PT22H50M43S</meta:editing-duration>
    <meta:editing-cycles>95</meta:editing-cycles>
    <meta:generator>LibreOffice/4.4.2.2$Linux_X86_64 LibreOffice_project/40m0$Build-2</meta:generator>
    <meta:print-date>2011-02-28T13:07:22.05</meta:print-date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